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80000000800F3254CFE33124B2.png" manifest:media-type="image/png"/>
  <manifest:file-entry manifest:full-path="Pictures/10000201000000F500000060E2A8AFC4A26D18D5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paragraph-rsid="03c3f9cd"/>
    </style:style>
    <style:style style:name="P18" style:family="paragraph" style:parent-style-name="Text_20_body">
      <style:text-properties officeooo:rsid="03c653bd" officeooo:paragraph-rsid="03c653b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3f9cd"/>
    </style:style>
    <style:style style:name="P23" style:family="paragraph" style:parent-style-name="Heading_20_4">
      <style:text-properties officeooo:paragraph-rsid="03c653b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Horizontal_20_Line">
      <style:text-properties officeooo:paragraph-rsid="03c653b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paragraph-rsid="03c3f9cd"/>
    </style:style>
    <style:style style:name="P31" style:family="paragraph" style:parent-style-name="Heading_20_2">
      <style:text-properties officeooo:paragraph-rsid="03c653bd"/>
    </style:style>
    <style:style style:name="P32" style:family="paragraph" style:parent-style-name="Heading_20_3">
      <style:text-properties officeooo:paragraph-rsid="03c3f9cd"/>
    </style:style>
    <style:style style:name="P33" style:family="paragraph" style:parent-style-name="Heading_20_3"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ccb277" style:font-size-asian="10pt" style:font-size-complex="10pt"/>
    </style:style>
    <style:style style:name="T5" style:family="text">
      <style:text-properties fo:font-size="10pt" officeooo:rsid="03cd6d70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3f9cd"/>
    </style:style>
    <style:style style:name="T19" style:family="text">
      <style:text-properties officeooo:rsid="039e741f"/>
    </style:style>
    <style:style style:name="T20" style:family="text">
      <style:text-properties officeooo:rsid="03a0382f"/>
    </style:style>
    <style:style style:name="T21" style:family="text">
      <style:text-properties officeooo:rsid="039cd8ce"/>
    </style:style>
    <style:style style:name="T22" style:family="text">
      <style:text-properties officeooo:rsid="03c653bd"/>
    </style:style>
    <style:style style:name="T23" style:family="text">
      <style:text-properties officeooo:rsid="03ca3420"/>
    </style:style>
    <style:style style:name="T24" style:family="text">
      <style:text-properties officeooo:rsid="03ccb277"/>
    </style:style>
    <style:style style:name="T25" style:family="text">
      <style:text-properties officeooo:rsid="03cd6d7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3">2</text:span>.1.1<text:span text:style-name="T25">8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3</text:a></text:p>
          <text:p text:style-name="P9"><text:a xlink:type="simple" xlink:href="#__RefHeading___Toc3157_6676228901" text:style-name="Index_20_Link" text:visited-style-name="Index_20_Link">Vector Rotate<text:tab/>4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4344539696"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3</text:a></text:p>
          <text:p text:style-name="P10"><text:a xlink:type="simple" xlink:href="#__RefHeading___Toc1331_1009616439" text:style-name="Index_20_Link" text:visited-style-name="Index_20_Link">Inputs<text:tab/>3</text:a></text:p>
          <text:p text:style-name="P11"><text:a xlink:type="simple" xlink:href="#__RefHeading___Toc1333_1009616439" text:style-name="Index_20_Link" text:visited-style-name="Index_20_Link">Vector<text:tab/>3</text:a></text:p>
          <text:p text:style-name="P11"><text:a xlink:type="simple" xlink:href="#__RefHeading___Toc1335_1009616439" text:style-name="Index_20_Link" text:visited-style-name="Index_20_Link">Vector<text:tab/>3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  <text:p text:style-name="P9"><text:a xlink:type="simple" xlink:href="#__RefHeading___Toc3157_6676228901" text:style-name="Index_20_Link" text:visited-style-name="Index_20_Link">Vector Rotate<text:tab/>4</text:a></text:p>
          <text:p text:style-name="P10"><text:a xlink:type="simple" xlink:href="#__RefHeading___Toc1331_10096164391" text:style-name="Index_20_Link" text:visited-style-name="Index_20_Link">Inputs<text:tab/>4</text:a></text:p>
          <text:p text:style-name="P11"><text:a xlink:type="simple" xlink:href="#__RefHeading___Toc1333_10096164391" text:style-name="Index_20_Link" text:visited-style-name="Index_20_Link">Vector<text:tab/>4</text:a></text:p>
          <text:p text:style-name="P11"><text:a xlink:type="simple" xlink:href="#__RefHeading___Toc1335_10096164391" text:style-name="Index_20_Link" text:visited-style-name="Index_20_Link">Center<text:tab/>4</text:a></text:p>
          <text:p text:style-name="P11"><text:a xlink:type="simple" xlink:href="#__RefHeading___Toc1337_10096164391" text:style-name="Index_20_Link" text:visited-style-name="Index_20_Link">Axis<text:tab/>4</text:a></text:p>
          <text:p text:style-name="P11"><text:a xlink:type="simple" xlink:href="#__RefHeading___Toc401_2065720174" text:style-name="Index_20_Link" text:visited-style-name="Index_20_Link">Angle<text:tab/>4</text:a></text:p>
          <text:p text:style-name="P10"><text:a xlink:type="simple" xlink:href="#__RefHeading___Toc1339_10096164391" text:style-name="Index_20_Link" text:visited-style-name="Index_20_Link">Properties<text:tab/>4</text:a></text:p>
          <text:p text:style-name="P11"><text:a xlink:type="simple" xlink:href="#__RefHeading___Toc1341_10096164391" text:style-name="Index_20_Link" text:visited-style-name="Index_20_Link">Type<text:tab/>4</text:a></text:p>
          <text:p text:style-name="P10"><text:a xlink:type="simple" xlink:href="#__RefHeading___Toc1343_10096164391" text:style-name="Index_20_Link" text:visited-style-name="Index_20_Link">Outputs<text:tab/>4</text:a></text:p>
          <text:p text:style-name="P11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1424344550848">
          <table:table-cell table:style-name="Tabelle3.A1" office:value-type="string">
            <text:h text:style-name="P29" text:outline-level="1"><text:bookmark-start text:name="__RefHeading___Toc1324_2343488134"/><text:span text:style-name="T7">A</text:span><text:span text:style-name="T8">dd</text:span><text:span text:style-name="T6"> menu - </text:span><text:span text:style-name="T9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500000060E2A8AFC4A26D18D5.png" xlink:type="simple" xlink:show="embed" xlink:actuate="onLoad" draw:mime-type="image/png"/></draw:frame></text:p>
      <text:p text:style-name="P12"><text:span text:style-name="T18">Vector</text:span><text:span text:style-name="T16"> nodes</text:span><text:span text:style-name="T17"> are for </text:span><text:span text:style-name="T18">calculating vector</text:span><text:span text:style-name="T17"> operations</text:span><text:span text:style-name="T15">.</text:span></text:p>
      <text:p text:style-name="P12"/>
      <text:p text:style-name="Text_20_body"/>
      <text:p text:style-name="Horizontal_20_Line"/>
      <text:p text:style-name="Text_20_body"/>
      <text:h text:style-name="P30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10">X</text:span><text:span text:style-name="T11">YZ</text:span><text:bookmark-end text:name="__RefHeading___Toc3155_667622890"/></text:h>
      <text:p text:style-name="P13">The Combine XYZ Node combines a vector from its individual components.</text:p>
      <text:h text:style-name="P32" text:outline-level="3"><text:bookmark-start text:name="__RefHeading___Toc1235_1009616439"/>Input<text:bookmark-end text:name="__RefHeading___Toc1235_1009616439"/></text:h>
      <text:h text:style-name="P19" text:outline-level="4"><text:bookmark-start text:name="__RefHeading___Toc1237_1009616439"/>X<text:span text:style-name="T19"> Y and Z</text:span><text:bookmark-end text:name="__RefHeading___Toc1237_1009616439"/></text:h>
      <text:p text:style-name="P14">X, Y and Z values.</text:p>
      <text:h text:style-name="P32" text:outline-level="3"><text:bookmark-start text:name="__RefHeading___Toc1239_1009616439"/>Output<text:bookmark-end text:name="__RefHeading___Toc1239_1009616439"/></text:h>
      <text:h text:style-name="P22" text:outline-level="4"><text:bookmark-start text:name="__RefHeading___Toc1241_1009616439"/>Color<text:bookmark-end text:name="__RefHeading___Toc1241_1009616439"/></text:h>
      <text:p text:style-name="P13">Color output.</text:p>
      <text:p text:style-name="P24"/>
      <text:h text:style-name="P30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2">Separate</text:span> <text:span text:style-name="T10">X</text:span><text:span text:style-name="T12">YZ</text:span><text:bookmark-end text:name="__RefHeading___Toc1125_1009616439"/></text:h>
      <text:p text:style-name="P17"><text:span text:style-name="T21">The </text:span><text:span text:style-name="T18">Separate</text:span><text:span text:style-name="T21"> XYZ Node </text:span><text:span text:style-name="T18">splits</text:span><text:span text:style-name="T21"> a vector </text:span><text:span text:style-name="T18">into</text:span><text:span text:style-name="T21"> its individual components. </text:span></text:p>
      <text:h text:style-name="P32" text:outline-level="3"><text:bookmark-start text:name="__RefHeading___Toc1313_1009616439"/>Input<text:bookmark-end text:name="__RefHeading___Toc1313_1009616439"/></text:h>
      <text:h text:style-name="P20" text:outline-level="4"><text:bookmark-start text:name="__RefHeading___Toc1315_1009616439"/>Vector<text:bookmark-end text:name="__RefHeading___Toc1315_1009616439"/></text:h>
      <text:p text:style-name="P13">T<text:span text:style-name="T20">he Input vector.</text:span></text:p>
      <text:h text:style-name="P32" text:outline-level="3"><text:bookmark-start text:name="__RefHeading___Toc1317_1009616439"/>Output<text:bookmark-end text:name="__RefHeading___Toc1317_1009616439"/></text:h>
      <text:h text:style-name="P20" text:outline-level="4"><text:bookmark-start text:name="__RefHeading___Toc1319_1009616439"/>X, Y and Z<text:bookmark-end text:name="__RefHeading___Toc1319_1009616439"/></text:h>
      <text:p text:style-name="P13">T<text:span text:style-name="T20">he output vectors for X, Y and Z</text:span><text:span text:style-name="T18">.</text:span></text:p>
      <text:p text:style-name="P13"/>
      <text:p text:style-name="P13"/>
      <text:p text:style-name="P13"/>
      <text:p text:style-name="Horizontal_20_Line"/>
      <text:h text:style-name="P30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15">The Vector Math node performs the selected math operation on the input vectors.</text:p>
      <text:h text:style-name="P32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2" text:outline-level="4"><text:bookmark-start text:name="__RefHeading___Toc1333_1009616439"/>Vector<text:bookmark-end text:name="__RefHeading___Toc1333_1009616439"/></text:h>
      <text:p text:style-name="P15">Input vector A.</text:p>
      <text:h text:style-name="P22" text:outline-level="4"><text:bookmark-start text:name="__RefHeading___Toc1335_1009616439"/>Vector<text:bookmark-end text:name="__RefHeading___Toc1335_1009616439"/></text:h>
      <text:p text:style-name="P15">Input vector B.</text:p>
      <text:h text:style-name="P22" text:outline-level="4"><text:bookmark-start text:name="__RefHeading___Toc1337_1009616439"/>Scale<text:bookmark-end text:name="__RefHeading___Toc1337_1009616439"/></text:h>
      <text:p text:style-name="P15">Input Scale.</text:p>
      <text:h text:style-name="P32" text:outline-level="3"><text:bookmark-start text:name="__RefHeading___Toc1339_1009616439"/>Properties<text:bookmark-end text:name="__RefHeading___Toc1339_1009616439"/></text:h>
      <text:h text:style-name="P22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32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2" text:outline-level="4"><text:bookmark-start text:name="__RefHeading___Toc1345_1009616439"/>Vector<text:bookmark-end text:name="__RefHeading___Toc1345_1009616439"/></text:h>
      <text:p text:style-name="P15">Output vector.</text:p>
      <text:h text:style-name="P22" text:outline-level="4"><text:bookmark-start text:name="__RefHeading___Toc1347_1009616439"/>Value<text:bookmark-end text:name="__RefHeading___Toc1347_1009616439"/></text:h>
      <text:p text:style-name="P15">Output value.</text:p>
      <text:p text:style-name="P15"/>
      <text:p text:style-name="P25"/>
      <text:h text:style-name="P31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<text:soft-page-break/>Vector <text:span text:style-name="T13">Rotate</text:span> <text:bookmark-end text:name="__RefHeading___Toc3157_6676228901"/></text:h>
      <text:p text:style-name="P16">The Vector <text:span text:style-name="T22">Rotate node allows rotations by a vector.</text:span></text:p>
      <text:h text:style-name="P33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2">Angle input is just available with the Axis Angle type.</text:span></text:p>
      <text:h text:style-name="P23" text:outline-level="4"><text:bookmark-start text:name="__RefHeading___Toc1333_10096164391"/>Vector<text:bookmark-end text:name="__RefHeading___Toc1333_10096164391"/></text:h>
      <text:p text:style-name="P16">Input vector<text:span text:style-name="T22">.</text:span></text:p>
      <text:h text:style-name="P21" text:outline-level="4"><text:bookmark-start text:name="__RefHeading___Toc1335_10096164391"/>Center<text:bookmark-end text:name="__RefHeading___Toc1335_10096164391"/></text:h>
      <text:p text:style-name="P16">Input <text:span text:style-name="T22">Center</text:span></text:p>
      <text:h text:style-name="P21" text:outline-level="4"><text:bookmark-start text:name="__RefHeading___Toc1337_10096164391"/>Axis<text:bookmark-end text:name="__RefHeading___Toc1337_10096164391"/></text:h>
      <text:p text:style-name="P16">Input <text:span text:style-name="T22">Axis</text:span>.</text:p>
      <text:h text:style-name="Heading_20_4" text:outline-level="4"><text:bookmark-start text:name="__RefHeading___Toc401_2065720174"/>Angle<text:bookmark-end text:name="__RefHeading___Toc401_2065720174"/></text:h>
      <text:p text:style-name="P18">Input Angle</text:p>
      <text:h text:style-name="P33" text:outline-level="3"><text:bookmark-start text:name="__RefHeading___Toc1339_10096164391"/>Properties<text:bookmark-end text:name="__RefHeading___Toc1339_10096164391"/></text:h>
      <text:h text:style-name="P21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8">The rotation type.</text:p>
      <text:p text:style-name="P18"/>
      <text:h text:style-name="P33" text:outline-level="3"><text:bookmark-start text:name="__RefHeading___Toc1343_10096164391"/>Outputs<text:bookmark-end text:name="__RefHeading___Toc1343_10096164391"/></text:h>
      <text:h text:style-name="P23" text:outline-level="4"><text:bookmark-start text:name="__RefHeading___Toc1345_10096164391"/>Vector<text:bookmark-end text:name="__RefHeading___Toc1345_10096164391"/></text:h>
      <text:p text:style-name="P16"><text:span text:style-name="T22">The </text:span>Output vector.</text:p>
      <text:p text:style-name="P16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cd6d7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Add Menu - Vect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4M48S</meta:editing-duration>
    <meta:editing-cycles>850</meta:editing-cycles>
    <meta:generator>LibreOffice/7.0.4.2$Windows_X86_64 LibreOffice_project/dcf040e67528d9187c66b2379df5ea4407429775</meta:generator>
    <dc:date>2021-07-05T10:38:16.667000000</dc:date>
    <meta:document-statistic meta:table-count="3" meta:image-count="8" meta:object-count="0" meta:page-count="4" meta:paragraph-count="99" meta:word-count="386" meta:character-count="2024" meta:non-whitespace-character-count="1732"/>
    <meta:template xlink:type="simple" xlink:actuate="onRequest" xlink:title="standard1cm" xlink:href="../../../AppData/Roaming/LibreOffice/4/user/template/standard1cm.ott" meta:date="2016-03-29T10:15:31.334000000"/>
  </office:meta>
</office:document-meta>
</file>